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27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b89f" officeooo:paragraph-rsid="000eb89f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eb89f" officeooo:paragraph-rsid="000eb89f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fac88" officeooo:paragraph-rsid="000fac88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eb89f" officeooo:paragraph-rsid="000eb89f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fac88" officeooo:paragraph-rsid="000fac88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6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18" style:family="paragraph" style:parent-style-name="Standard">
      <style:text-properties style:font-name="Arial" fo:font-style="normal" officeooo:rsid="000cce0e" officeooo:paragraph-rsid="000cce0e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eb89f" officeooo:paragraph-rsid="000eb89f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0eb89f" officeooo:paragraph-rsid="000eb89f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b89f" officeooo:paragraph-rsid="000eb89f" style:font-weight-asian="normal" style:font-name-complex="Arial" style:font-weight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b63f" officeooo:paragraph-rsid="000a71f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style="normal" officeooo:rsid="000eb89f" officeooo:paragraph-rsid="000eb89f" style:font-size-asian="10pt" style:font-style-asian="normal" style:font-name-complex="Arial" style:font-size-complex="10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officeooo:rsid="000a71f6" officeooo:paragraph-rsid="000a71f6" style:font-size-asian="10pt" style:font-style-asian="normal" style:font-name-complex="Arial" style:font-size-complex="10pt" style:font-style-complex="normal"/>
    </style:style>
    <style:style style:name="P26" style:family="paragraph" style:parent-style-name="Heading_20_1">
      <style:text-properties fo:font-size="12pt" style:font-size-asian="12pt"/>
    </style:style>
    <style:style style:name="P27" style:family="paragraph" style:parent-style-name="Heading_20_3">
      <style:text-properties fo:font-style="normal" officeooo:rsid="001475e5" officeooo:paragraph-rsid="001475e5" style:font-style-asian="normal" style:font-style-complex="normal"/>
    </style:style>
    <style:style style:name="T1" style:family="text">
      <style:text-properties officeooo:rsid="000ab63f"/>
    </style:style>
    <style:style style:name="T2" style:family="text">
      <style:text-properties officeooo:rsid="000eb89f"/>
    </style:style>
    <style:style style:name="T3" style:family="text">
      <style:text-properties officeooo:rsid="0012ed77"/>
    </style:style>
    <style:style style:name="T4" style:family="text">
      <style:text-properties officeooo:rsid="001475e5"/>
    </style:style>
    <style:style style:name="T5" style:family="text">
      <style:text-properties officeooo:rsid="001549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6" text:outline-level="1">Caso de Uso</text:h>
          </table:table-cell>
          <table:table-cell table:style-name="Tabla1.B1" table:number-columns-spanned="4" office:value-type="string">
            <text:h text:style-name="P27" text:outline-level="3">Baja de Recurs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3">3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6" office:value-type="string">
            <text:p text:style-name="P19">Administrativo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6" office:value-type="string">
            <text:p text:style-name="P16"><text:span text:style-name="T5">Prim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<text:span text:style-name="T5">t</text:span>condición</text:p>
          </table:table-cell>
          <table:table-cell table:style-name="Tabla1.B6" table:number-columns-spanned="6" office:value-type="string">
            <text:p text:style-name="P19">No se podrá volver a asignar ninguna <text:span text:style-name="T4">actividad al recurs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9">Jorge Sánchez González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9"><text:span text:style-name="T2">17</text:span>-0<text:span text:style-name="T2">4</text:span>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9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2">
          <table:table-cell table:style-name="Tabla2.A2" office:value-type="string">
            <text:p text:style-name="P20">Dar de baja un <text:span text:style-name="T4">recurso </text:span>para que no se <text:span text:style-name="T4">gestione</text:span> más <text:span text:style-name="T4">mediante el sistema.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7">El <text:span text:style-name="T2">administrativo solicita dar de baja un recurso existente</text:span>, indica <text:span text:style-name="T4">el recurso del que se trata</text:span> y el sistema <text:span text:style-name="T1">lleva a cabo la eliminación.</text:span>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0">Administrativo: Indica que quiere dar de baja un <text:span text:style-name="T4">recurso </text:span></text:p>
          </table:table-cell>
          <table:table-cell table:style-name="Tabla4.C2" office:value-type="string">
            <text:p text:style-name="P5">2</text:p>
          </table:table-cell>
          <table:table-cell table:style-name="Tabla4.D2" office:value-type="string">
            <text:p text:style-name="P22">El sistema pide el <text:span text:style-name="T4">identificador</text:span> de<text:span text:style-name="T4">l recurso</text:span> que se desea borrar</text:p>
          </table:table-cell>
        </table:table-row>
        <table:table-row table:style-name="Tabla4.2">
          <table:table-cell table:style-name="Tabla4.A3" office:value-type="string">
            <text:p text:style-name="P6">3</text:p>
          </table:table-cell>
          <table:table-cell table:style-name="Tabla4.B3" office:value-type="string">
            <text:p text:style-name="P10">Administrativo: Introduce el <text:span text:style-name="T4">identificador</text:span> de <text:span text:style-name="T4">recurso</text:span> a eliminar</text:p>
          </table:table-cell>
          <table:table-cell table:style-name="Tabla4.C3" office:value-type="string">
            <text:p text:style-name="P6">4</text:p>
          </table:table-cell>
          <table:table-cell table:style-name="Tabla4.D3" office:value-type="string">
            <text:p text:style-name="P10">Comprueba que <text:span text:style-name="T4">el recurso </text:span>identificad<text:span text:style-name="T4">o existe</text:span>.</text:p>
          </table:table-cell>
        </table:table-row>
        <table:table-row table:style-name="Tabla4.2">
          <table:table-cell table:style-name="Tabla4.A4" office:value-type="string">
            <text:p text:style-name="P15"/>
          </table:table-cell>
          <table:table-cell table:style-name="Tabla4.B4" office:value-type="string">
            <text:p text:style-name="P21"/>
          </table:table-cell>
          <table:table-cell table:style-name="Tabla4.C4" office:value-type="string">
            <text:p text:style-name="P5">5</text:p>
          </table:table-cell>
          <table:table-cell table:style-name="Tabla4.D4" office:value-type="string">
            <text:p text:style-name="P22">Se elimina la información asociada a<text:span text:style-name="T4">l recurso</text:span>.</text:p>
          </table:table-cell>
        </table:table-row>
        <table:table-row table:style-name="Tabla4.2">
          <table:table-cell table:style-name="Tabla4.A5" office:value-type="string">
            <text:p text:style-name="P14"/>
          </table:table-cell>
          <table:table-cell table:style-name="Tabla4.B5" office:value-type="string">
            <text:p text:style-name="P4"/>
          </table:table-cell>
          <table:table-cell table:style-name="Tabla4.C5" office:value-type="string">
            <text:p text:style-name="P5">6</text:p>
          </table:table-cell>
          <table:table-cell table:style-name="Tabla4.D5" office:value-type="string">
            <text:p text:style-name="P23">Se informa de que <text:span text:style-name="T4">el recurso</text:span> se ha dado de baja.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">4a</text:p>
          </table:table-cell>
          <table:table-cell table:style-name="Tabla5.B2" table:number-columns-spanned="4" office:value-type="string">
            <text:p text:style-name="P11">Si no existe ning<text:span text:style-name="T4">ún recurso </text:span>con e<text:span text:style-name="T4">l identificador</text:span> introducido se da un aviso de ell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4">Varias veces al mes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5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2">Importancia</text:p>
          </table:table-cell>
          <table:covered-table-cell/>
          <table:table-cell table:style-name="Tabla5.C5" office:value-type="string">
            <text:p text:style-name="P24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4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Estado</text:p>
          </table:table-cell>
          <table:covered-table-cell/>
          <table:table-cell table:style-name="Tabla5.C6" office:value-type="string">
            <text:p text:style-name="P25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5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8T15:34:51.580826294</dc:date>
    <meta:print-date>2012-03-13T15:37:00</meta:print-date>
    <meta:editing-cycles>20</meta:editing-cycles>
    <meta:editing-duration>PT1H18M22S</meta:editing-duration>
    <meta:generator>LibreOffice/5.1.6.2$Linux_X86_64 LibreOffice_project/10m0$Build-2</meta:generator>
    <meta:document-statistic meta:table-count="5" meta:image-count="0" meta:object-count="0" meta:page-count="1" meta:paragraph-count="51" meta:word-count="177" meta:character-count="1063" meta:non-whitespace-character-count="936"/>
  </office:meta>
</office:document-meta>
</file>